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dd0c7" officeooo:paragraph-rsid="000dd0c7" style:font-size-asian="15pt" style:font-weight-asian="bold" style:font-size-complex="15pt" style:font-weight-complex="bold"/>
    </style:style>
    <style:style style:name="T1" style:family="text">
      <style:text-properties officeooo:rsid="000dd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EL NAVAL</text:p>
      <text:p text:style-name="Standard"/>
      <text:p text:style-name="Standard">Nom d’équipe : <text:span text:style-name="T1">HLK Studio</text:span></text:p>
      <text:p text:style-name="Standard"/>
      <text:p text:style-name="Standard"><text:s text:c="4"/>1. But du jeu : </text:p>
      <text:p text:style-name="Standard">Deux joueurs s’affrontent dans une bataille navale en 2D. Le but est de toucher et couler le bateau adversaires, dans lequel les bateaux ont 5 vies.</text:p>
      <text:p text:style-name="Standard">Les touches pour se déplacer <text:s/>pour le joueur 1 sont : q (gauche) et d (droite)/ pour l’angles de tir c’est: z (haut)et s (en-bas)et pour tirer c’est : espace</text:p>
      <text:p text:style-name="Standard">les touches pour se déplacer pour le joueurr 2 sont : flèche de droite, flèche de gauche / pour l angle de tir c’est : flèche du haut,flèche du bas et pour tirer c’est : (inser) 0</text:p>
      <text:p text:style-name="Standard"><text:s text:c="4"/>2. On a pas eu le temps de finir le jeu complètement, il manque les systèmes de collisions et de vies.</text:p>
      <text:p text:style-name="Standard"><text:s text:c="4"/>3. Pour plus de details, <text:span text:style-name="T1">veuillez </text:span>voir la banque d’image pyxe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8:05:23.633656519</meta:creation-date>
    <dc:date>2025-05-16T18:07:05.196243367</dc:date>
    <meta:editing-duration>PT1M42S</meta:editing-duration>
    <meta:editing-cycles>1</meta:editing-cycles>
    <meta:document-statistic meta:table-count="0" meta:image-count="0" meta:object-count="0" meta:page-count="1" meta:paragraph-count="8" meta:word-count="137" meta:character-count="712" meta:non-whitespace-character-count="569"/>
    <meta:generator>LibreOffice/7.4.7.2$Linux_X86_64 LibreOffice_project/40$Build-2</meta:generator>
  </office:meta>
</office:document-meta>
</file>